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84.36pt"/>
    </style:style>
    <style:style style:name="co4" style:family="table-column">
      <style:table-column-properties fo:break-before="auto" style:column-width="99.81pt"/>
    </style:style>
    <style:style style:name="co5" style:family="table-column">
      <style:table-column-properties fo:break-before="auto" style:column-width="46.54pt"/>
    </style:style>
    <style:style style:name="co6" style:family="table-column">
      <style:table-column-properties fo:break-before="auto" style:column-width="55.05pt"/>
    </style:style>
    <style:style style:name="co7" style:family="table-column">
      <style:table-column-properties fo:break-before="auto" style:column-width="57.34pt"/>
    </style:style>
    <style:style style:name="co8" style:family="table-column">
      <style:table-column-properties fo:break-before="auto" style:column-width="63.5pt"/>
    </style:style>
    <style:style style:name="co9" style:family="table-column">
      <style:table-column-properties fo:break-before="auto" style:column-width="98.25pt"/>
    </style:style>
    <style:style style:name="co10" style:family="table-column">
      <style:table-column-properties fo:break-before="auto" style:column-width="92.86pt"/>
    </style:style>
    <style:style style:name="co11" style:family="table-column">
      <style:table-column-properties fo:break-before="auto" style:column-width="65.85pt"/>
    </style:style>
    <style:style style:name="co12" style:family="table-column">
      <style:table-column-properties fo:break-before="auto" style:column-width="88.21pt"/>
    </style:style>
    <style:style style:name="co13" style:family="table-column">
      <style:table-column-properties fo:break-before="auto" style:column-width="250.36pt"/>
    </style:style>
    <style:style style:name="co14" style:family="table-column">
      <style:table-column-properties fo:break-before="auto" style:column-width="53.49pt"/>
    </style:style>
    <style:style style:name="co15" style:family="table-column">
      <style:table-column-properties fo:break-before="auto" style:column-width="31.1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network_outliers_all_on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version</text:p>
          </table:table-cell>
          <table:table-cell office:value-type="string" calcext:value-type="string">
            <text:p>location_scheme</text:p>
          </table:table-cell>
          <table:table-cell office:value-type="string" calcext:value-type="string">
            <text:p>datastream_scheme</text:p>
          </table:table-cell>
          <table:table-cell office:value-type="string" calcext:value-type="string">
            <text:p>l_combo</text:p>
          </table:table-cell>
          <table:table-cell office:value-type="string" calcext:value-type="string">
            <text:p>ds_combo</text:p>
          </table:table-cell>
          <table:table-cell office:value-type="string" calcext:value-type="string">
            <text:p>input_days</text:p>
          </table:table-cell>
          <table:table-cell office:value-type="string" calcext:value-type="string">
            <text:p>output_days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dataset_size</text:p>
          </table:table-cell>
          <table:table-cell office:value-type="string" calcext:value-type="string">
            <text:p>training_time</text:p>
          </table:table-cell>
          <table:table-cell office:value-type="string" calcext:value-type="string">
            <text:p>experiment_name</text:p>
          </table:table-cell>
          <table:table-cell office:value-type="string" calcext:value-type="string">
            <text:p>dataset_name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Max_or_Min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271672382950783" calcext:value-type="float">
            <text:p>0.002716723829508</text:p>
          </table:table-cell>
          <table:table-cell office:value-type="float" office:value="12688846" calcext:value-type="float">
            <text:p>12688846</text:p>
          </table:table-cell>
          <table:table-cell office:value-type="float" office:value="0.0250254441052675" calcext:value-type="float">
            <text:p>0.025025444105268</text:p>
          </table:table-cell>
          <table:table-cell office:value-type="float" office:value="3392" calcext:value-type="float">
            <text:p>3392</text:p>
          </table:table-cell>
          <table:table-cell office:value-type="float" office:value="37.0242681503296" calcext:value-type="float">
            <text:p>37.0242681503296</text:p>
          </table:table-cell>
          <table:table-cell table:style-name="ce1" office:value-type="string" calcext:value-type="string">
            <text:p>4_B_exp32</text:p>
          </table:table-cell>
          <table:table-cell table:style-name="ce1" office:value-type="string" calcext:value-type="string">
            <text:p>4_B.v1.l1.ds0.l_combo6.ds_combo2.idays30.odays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Network 1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Min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267003290355206" calcext:value-type="float">
            <text:p>0.026700329035521</text:p>
          </table:table-cell>
          <table:table-cell office:value-type="float" office:value="98.1423416137695" calcext:value-type="float">
            <text:p>98.1423416137695</text:p>
          </table:table-cell>
          <table:table-cell office:value-type="float" office:value="0.11022112518549" calcext:value-type="float">
            <text:p>0.11022112518549</text:p>
          </table:table-cell>
          <table:table-cell office:value-type="float" office:value="2062" calcext:value-type="float">
            <text:p>2062</text:p>
          </table:table-cell>
          <table:table-cell office:value-type="float" office:value="79.8959329128266" calcext:value-type="float">
            <text:p>79.8959329128266</text:p>
          </table:table-cell>
          <table:table-cell office:value-type="string" calcext:value-type="string">
            <text:p>4_B_exp8</text:p>
          </table:table-cell>
          <table:table-cell office:value-type="string" calcext:value-type="string">
            <text:p>4_B.v1.l1.ds0.l_combo10.ds_combo2.idays30.odays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etwork 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310805952176452" calcext:value-type="float">
            <text:p>0.003108059521765</text:p>
          </table:table-cell>
          <table:table-cell office:value-type="float" office:value="28.7833824157715" calcext:value-type="float">
            <text:p>28.7833824157715</text:p>
          </table:table-cell>
          <table:table-cell office:value-type="float" office:value="0.0226931665092707" calcext:value-type="float">
            <text:p>0.022693166509271</text:p>
          </table:table-cell>
          <table:table-cell office:value-type="float" office:value="3362" calcext:value-type="float">
            <text:p>3362</text:p>
          </table:table-cell>
          <table:table-cell office:value-type="float" office:value="14.2507050037384" calcext:value-type="float">
            <text:p>14.2507050037384</text:p>
          </table:table-cell>
          <table:table-cell table:style-name="ce1" office:value-type="string" calcext:value-type="string">
            <text:p>4_J_exp8</text:p>
          </table:table-cell>
          <table:table-cell table:style-name="ce1" office:value-type="string" calcext:value-type="string">
            <text:p>4_J.v1.l1.ds0.l_combo6.ds_combo2.idays60.odays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Network 2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Min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264133010059595" calcext:value-type="float">
            <text:p>0.02641330100596</text:p>
          </table:table-cell>
          <table:table-cell office:value-type="float" office:value="108.154304504395" calcext:value-type="float">
            <text:p>108.154304504395</text:p>
          </table:table-cell>
          <table:table-cell office:value-type="float" office:value="0.114485889673233" calcext:value-type="float">
            <text:p>0.114485889673233</text:p>
          </table:table-cell>
          <table:table-cell office:value-type="float" office:value="2032" calcext:value-type="float">
            <text:p>2032</text:p>
          </table:table-cell>
          <table:table-cell office:value-type="float" office:value="79.8986239433289" calcext:value-type="float">
            <text:p>79.8986239433289</text:p>
          </table:table-cell>
          <table:table-cell office:value-type="string" calcext:value-type="string">
            <text:p>4_J_exp8</text:p>
          </table:table-cell>
          <table:table-cell office:value-type="string" calcext:value-type="string">
            <text:p>4_J.v1.l1.ds0.l_combo10.ds_combo2.idays60.odays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465372717007995" calcext:value-type="float">
            <text:p>0.00465372717008</text:p>
          </table:table-cell>
          <table:table-cell office:value-type="float" office:value="23.8235301971436" calcext:value-type="float">
            <text:p>23.8235301971436</text:p>
          </table:table-cell>
          <table:table-cell office:value-type="float" office:value="0.025225467979908" calcext:value-type="float">
            <text:p>0.025225467979908</text:p>
          </table:table-cell>
          <table:table-cell office:value-type="float" office:value="3392" calcext:value-type="float">
            <text:p>3392</text:p>
          </table:table-cell>
          <table:table-cell office:value-type="float" office:value="14.2365717887878" calcext:value-type="float">
            <text:p>14.2365717887878</text:p>
          </table:table-cell>
          <table:table-cell table:style-name="ce1" office:value-type="string" calcext:value-type="string">
            <text:p>4_V_exp64</text:p>
          </table:table-cell>
          <table:table-cell table:style-name="ce1" office:value-type="string" calcext:value-type="string">
            <text:p>4_V.v1.l1.ds0.l_combo6.ds_combo2.idays30.odays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Network 3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Min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0.0268689170479775" calcext:value-type="float">
            <text:p>0.026868917047978</text:p>
          </table:table-cell>
          <table:table-cell office:value-type="float" office:value="0.0268689189106226" calcext:value-type="float">
            <text:p>0.026868918910623</text:p>
          </table:table-cell>
          <table:table-cell office:value-type="float" office:value="882831.4375" calcext:value-type="float">
            <text:p>882831.4375</text:p>
          </table:table-cell>
          <table:table-cell office:value-type="float" office:value="0.114506855607033" calcext:value-type="float">
            <text:p>0.114506855607033</text:p>
          </table:table-cell>
          <table:table-cell office:value-type="float" office:value="2056" calcext:value-type="float">
            <text:p>2056</text:p>
          </table:table-cell>
          <table:table-cell office:value-type="float" office:value="22.4754295349121" calcext:value-type="float">
            <text:p>22.4754295349121</text:p>
          </table:table-cell>
          <table:table-cell office:value-type="string" calcext:value-type="string">
            <text:p>4_V_exp64</text:p>
          </table:table-cell>
          <table:table-cell office:value-type="string" calcext:value-type="string">
            <text:p>4_V.v1.l1.ds0.l_combo10.ds_combo2.idays30.odays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etwork 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425832439213991" calcext:value-type="float">
            <text:p>0.00425832439214</text:p>
          </table:table-cell>
          <table:table-cell office:value-type="float" office:value="11308728" calcext:value-type="float">
            <text:p>11308728</text:p>
          </table:table-cell>
          <table:table-cell office:value-type="float" office:value="0.0217922069132328" calcext:value-type="float">
            <text:p>0.021792206913233</text:p>
          </table:table-cell>
          <table:table-cell office:value-type="float" office:value="3392" calcext:value-type="float">
            <text:p>3392</text:p>
          </table:table-cell>
          <table:table-cell office:value-type="float" office:value="45.5771706104279" calcext:value-type="float">
            <text:p>45.5771706104279</text:p>
          </table:table-cell>
          <table:table-cell table:style-name="ce1" office:value-type="string" calcext:value-type="string">
            <text:p>4_M_exp64</text:p>
          </table:table-cell>
          <table:table-cell table:style-name="ce1" office:value-type="string" calcext:value-type="string">
            <text:p>4_M.v1.l1.ds0.l_combo6.ds_combo2.idays30.odays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Network 4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Min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0.0263087544590235" calcext:value-type="float">
            <text:p>0.026308754459024</text:p>
          </table:table-cell>
          <table:table-cell office:value-type="float" office:value="0.0263087563216686" calcext:value-type="float">
            <text:p>0.026308756321669</text:p>
          </table:table-cell>
          <table:table-cell office:value-type="float" office:value="274646.21875" calcext:value-type="float">
            <text:p>274646.21875</text:p>
          </table:table-cell>
          <table:table-cell office:value-type="float" office:value="0.112763129174709" calcext:value-type="float">
            <text:p>0.112763129174709</text:p>
          </table:table-cell>
          <table:table-cell office:value-type="float" office:value="2056" calcext:value-type="float">
            <text:p>2056</text:p>
          </table:table-cell>
          <table:table-cell office:value-type="float" office:value="47.5682389736175" calcext:value-type="float">
            <text:p>47.5682389736175</text:p>
          </table:table-cell>
          <table:table-cell office:value-type="string" calcext:value-type="string">
            <text:p>4_M_exp8</text:p>
          </table:table-cell>
          <table:table-cell office:value-type="string" calcext:value-type="string">
            <text:p>4_M.v1.l1.ds0.l_combo10.ds_combo2.idays30.odays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etwork 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2T15:45:54.970029947</dc:date>
    <meta:editing-duration>PT3M10S</meta:editing-duration>
    <meta:editing-cycles>1</meta:editing-cycles>
    <meta:document-statistic meta:table-count="1" meta:cell-count="179" meta:object-count="0"/>
    <meta:generator>LibreOffice/6.0.7.3$Linux_X86_64 LibreOffice_project/00m0$Build-3</meta:generator>
  </office:meta>
</office:document-meta>
</file>